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0FA45977F07A565A265.png" manifest:media-type="image/png"/>
  <manifest:file-entry manifest:full-path="Pictures/10000000000003E8000000FAA5FADBDA992651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-2%" draw:gamma="130%" draw:red="0%" draw:green="0%" draw:blue="0%" fo:clip="rect(0cm, 25.257cm, 5.241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2cm, 14.279cm, 4.117cm, 10.80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898cm, 24.7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766cm" fo:min-width="0.5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text-properties style:font-name="Calibri1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896cm" svg:x="1cm" svg:y="10.906cm">
          <draw:image xlink:href="Pictures/10000000000003E8000000FAA5FADBDA99265157.png" xlink:type="simple" xlink:show="embed" xlink:actuate="onLoad">
            <text:p/>
          </draw:image>
        </draw:frame>
        <draw:g>
          <draw:frame draw:style-name="gr2" draw:text-style-name="P1" draw:layer="layout" svg:width="1.016cm" svg:height="1.016cm" svg:x="2.056cm" svg:y="9.428cm">
            <draw:image xlink:href="Pictures/10000000000003E8000000FAA5FADBDA99265157.png" xlink:type="simple" xlink:show="embed" xlink:actuate="onLoad">
              <text:p/>
            </draw:image>
          </draw:frame>
          <draw:frame draw:style-name="gr3" draw:text-style-name="P2" draw:layer="layout" svg:width="5.08cm" svg:height="1.27cm" svg:x="3.105cm" svg:y="9.355cm">
            <draw:text-box>
              <text:p><text:span text:style-name="T1">Fuel</text:span></text:p>
            </draw:text-box>
          </draw:frame>
        </draw:g>
        <draw:frame draw:style-name="gr1" draw:text-style-name="P1" draw:layer="layout" svg:width="19.589cm" svg:height="4.896cm" svg:x="1.001cm" svg:y="10.906cm">
          <draw:image xlink:href="Pictures/10000000000003E8000000FAA5FADBDA99265157.png" xlink:type="simple" xlink:show="embed" xlink:actuate="onLoad">
            <text:p/>
          </draw:image>
        </draw:frame>
        <draw:g>
          <draw:frame draw:style-name="gr4" draw:text-style-name="P1" draw:layer="layout" svg:width="1.016cm" svg:height="1.016cm" svg:x="10.328cm" svg:y="9.401cm">
            <draw:image xlink:href="Pictures/10000000000003E8000000FAA5FADBDA99265157.png" xlink:type="simple" xlink:show="embed" xlink:actuate="onLoad">
              <text:p/>
            </draw:image>
          </draw:frame>
          <draw:frame draw:style-name="gr3" draw:text-style-name="P2" draw:layer="layout" svg:width="6.223cm" svg:height="1.27cm" svg:x="11.279cm" svg:y="9.328cm">
            <draw:text-box>
              <text:p><text:span text:style-name="T1">Clad</text:span></text:p>
            </draw:text-box>
          </draw:frame>
        </draw:g>
        <draw:frame draw:style-name="gr1" draw:text-style-name="P1" draw:layer="layout" svg:width="19.589cm" svg:height="4.896cm" svg:x="1.001cm" svg:y="10.906cm">
          <draw:image xlink:href="Pictures/10000000000003E8000000FA45977F07A565A265.png" xlink:type="simple" xlink:show="embed" xlink:actuate="onLoad">
            <text:p/>
          </draw:image>
        </draw:frame>
        <draw:g>
          <draw:frame draw:style-name="gr5" draw:text-style-name="P1" draw:layer="layout" svg:width="1.016cm" svg:height="1.016cm" svg:x="14.708cm" svg:y="9.355cm">
            <draw:image xlink:href="Pictures/10000000000003E8000000FAA5FADBDA99265157.png" xlink:type="simple" xlink:show="embed" xlink:actuate="onLoad">
              <text:p/>
            </draw:image>
          </draw:frame>
          <draw:frame draw:style-name="gr6" draw:text-style-name="P3" draw:layer="layout" svg:width="8.509cm" svg:height="1.397cm" svg:x="15.675cm" svg:y="9.328cm">
            <draw:text-box>
              <text:p><text:span text:style-name="T1">Moderator</text:span></text:p>
            </draw:text-box>
          </draw:frame>
        </draw:g>
        <draw:g>
          <draw:g>
            <draw:frame draw:style-name="gr4" draw:text-style-name="P1" draw:layer="layout" svg:width="1.016cm" svg:height="1.016cm" svg:x="6.228cm" svg:y="9.401cm">
              <draw:image xlink:href="Pictures/10000000000003E8000000FAA5FADBDA99265157.png" xlink:type="simple" xlink:show="embed" xlink:actuate="onLoad">
                <text:p/>
              </draw:image>
            </draw:frame>
            <draw:frame draw:style-name="gr3" draw:text-style-name="P2" draw:layer="layout" svg:width="6.223cm" svg:height="1.27cm" svg:x="7.179cm" svg:y="9.328cm">
              <draw:text-box>
                <text:p><text:span text:style-name="T1">Gap</text:span></text:p>
              </draw:text-box>
            </draw:frame>
          </draw:g>
          <draw:custom-shape draw:style-name="gr7" draw:text-style-name="P4" draw:layer="layout" svg:width="1.016cm" svg:height="1.016cm" svg:x="6.18cm" svg:y="9.38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23:03:56.857731118</meta:creation-date>
    <dc:date>2016-06-09T08:28:27.223863309</dc:date>
    <meta:editing-duration>PT12M35S</meta:editing-duration>
    <meta:editing-cycles>6</meta:editing-cycles>
    <meta:generator>LibreOffice/5.0.5.2$Linux_X86_64 LibreOffice_project/00m0$Build-2</meta:generator>
    <meta:document-statistic meta:object-count="17"/>
  </office:meta>
</office:document-meta>
</file>